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epido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Lepido Leave-One-Out'.C20:'Lepido Leave-One-Out'.C23 'Lepido Leave-One-Out'.D20:'Lepido Leave-One-Out'.D23 'Lepido Leave-One-Out'.C20:'Lepido Leave-One-Out'.C23 'Lepido Leave-One-Out'.E20:'Lepido Leave-One-Out'.E23 'Lepido Leave-One-Out'.D24:'Lepido Leave-One-Out'.D25 'Lepido Leave-One-Out'.E24:'Lepido Leave-One-Out'.E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44" calcext:value-type="float">
            <text:p>0,4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Eretmo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Eretmo Leave-One-Out'.C20:'Eretmo Leave-One-Out'.C23 'Eretmo Leave-One-Out'.D20:'Eretmo Leave-One-Out'.D23 'Eretmo Leave-One-Out'.C20:'Eretmo Leave-One-Out'.C23 'Eretmo Leave-One-Out'.E20:'Eretmo Leave-One-Out'.E23 'Eretmo Leave-One-Out'.D24:'Eretmo Leave-One-Out'.D25 'Eretmo Leave-One-Out'.E24:'Eretmo Leave-One-Out'.E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8" calcext:value-type="float">
            <text:p>0,8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85" calcext:value-type="float">
            <text:p>0,85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77" calcext:value-type="float">
            <text:p>0,77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47" calcext:value-type="float">
            <text:p>0,47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Dermo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Dermo Leave-One-Out'.C20:'Dermo Leave-One-Out'.C23 'Dermo Leave-One-Out'.D20:'Dermo Leave-One-Out'.D23 'Dermo Leave-One-Out'.C20:'Dermo Leave-One-Out'.C23 'Dermo Leave-One-Out'.E20:'Dermo Leave-One-Out'.E23 'Dermo Leave-One-Out'.D24:'Dermo Leave-One-Out'.D25 'Dermo Leave-One-Out'.E24:'Dermo Leave-One-Out'.E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Chelonia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Chelonia Leave-One-Out'.C20:'Chelonia Leave-One-Out'.C23 'Chelonia Leave-One-Out'.D20:'Chelonia Leave-One-Out'.D23 'Chelonia Leave-One-Out'.C20:'Chelonia Leave-One-Out'.C23 'Chelonia Leave-One-Out'.E20:'Chelonia Leave-One-Out'.E23 'Chelonia Leave-One-Out'.D24:'Chelonia Leave-One-Out'.D25 'Chelonia Leave-One-Out'.E24:'Chelonia Leave-One-Out'.E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73" calcext:value-type="float">
            <text:p>0,73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64" calcext:value-type="float">
            <text:p>0,64</text:p>
          </table:table-cell>
          <table:table-cell office:value-type="float" office:value="0.39" calcext:value-type="float">
            <text:p>0,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17" calcext:value-type="float">
            <text:p>0,17</text:p>
          </table:table-cell>
          <table:table-cell office:value-type="float" office:value="0.33" calcext:value-type="float">
            <text:p>0,3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Caretta Leave-One-Out" table:style-name="ta1">
        <table:shapes>
          <draw:frame draw:z-index="0" draw:style-name="gr1" draw:text-style-name="P1" svg:width="15.999cm" svg:height="8.999cm" svg:x="11.856cm" svg:y="3.757cm">
            <draw:object draw:notify-on-update-of-ranges="'Caretta Leave-One-Out'.C20:'Caretta Leave-One-Out'.C23 'Caretta Leave-One-Out'.D20:'Caretta Leave-One-Out'.D23 'Caretta Leave-One-Out'.C20:'Caretta Leave-One-Out'.C23 'Caretta Leave-One-Out'.E20:'Caretta Leave-One-Out'.E23 'Caretta Leave-One-Out'.D24:'Caretta Leave-One-Out'.D25 'Caretta Leave-One-Out'.E24:'Caretta Leave-One-Out'.E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62" calcext:value-type="float">
            <text:p>0,62</text:p>
          </table:table-cell>
          <table:table-cell office:value-type="float" office:value="0.83" calcext:value-type="float">
            <text:p>0,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36" calcext:value-type="float">
            <text:p>0,36</text:p>
          </table:table-cell>
          <table:table-cell office:value-type="float" office:value="0.67" calcext:value-type="float">
            <text:p>0,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Precision_Acumulado" table:style-name="ta1">
        <table:shapes>
          <draw:frame draw:z-index="0" draw:style-name="gr1" draw:text-style-name="P1" svg:width="19.272cm" svg:height="10.732cm" svg:x="12.997cm" svg:y="2.868cm">
            <draw:object draw:notify-on-update-of-ranges="Precision_Acumulado.A3:Precision_Acumulado.A6 Precision_Acumulado.B2:Precision_Acumulado.B2 Precision_Acumulado.B3:Precision_Acumulado.B6 Precision_Acumulado.C2:Precision_Acumulado.C2 Precision_Acumulado.C3:Precision_Acumulado.C6 Precision_Acumulado.D2:Precision_Acumulado.D2 Precision_Acumulado.D3:Precision_Acumulado.D6 Precision_Acumulado.E2:Precision_Acumulado.E2 Precision_Acumulado.E3:Precision_Acumulado.E6 Precision_Acumulado.F2:Precision_Acumulado.F2 Precision_Acumulado.F3:Precision_Acumulado.F6 Precision_Acumulado.G2:Precision_Acumulado.G2 Precision_Acumulado.G3:Precision_Acumulado.G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office:value-type="string" calcext:value-type="string" table:number-columns-spanned="5" table:number-rows-spanned="1">
            <text:p>Precision Acumlado</text:p>
          </table:table-cell>
          <table:covered-table-cell table:number-columns-repeated="4"/>
          <table:table-cell/>
        </table:table-row>
        <table:table-row table:style-name="ro1">
          <table:table-cell table:style-name="ce1"/>
          <table:table-cell office:value-type="string" calcext:value-type="string">
            <text:p>Caretta</text:p>
          </table:table-cell>
          <table:table-cell office:value-type="string" calcext:value-type="string">
            <text:p>Chelonia</text:p>
          </table:table-cell>
          <table:table-cell office:value-type="string" calcext:value-type="string">
            <text:p>Dermo</text:p>
          </table:table-cell>
          <table:table-cell office:value-type="string" calcext:value-type="string">
            <text:p>Eretmo</text:p>
          </table:table-cell>
          <table:table-cell office:value-type="string" calcext:value-type="string">
            <text:p>Lepid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HiCo -&gt; KNN</text:p>
          </table:table-cell>
          <table:table-cell office:value-type="float" office:value="0.6" calcext:value-type="float">
            <text:p>0,6</text:p>
          </table:table-cell>
          <table:table-cell office:value-type="float" office:value="0.73" calcext:value-type="float">
            <text:p>0,73</text:p>
          </table:table-cell>
          <table:table-cell office:value-type="float" office:value="0.47" calcext:value-type="float">
            <text:p>0,47</text:p>
          </table:table-cell>
          <table:table-cell office:value-type="float" office:value="0.8" calcext:value-type="float">
            <text:p>0,8</text:p>
          </table:table-cell>
          <table:table-cell office:value-type="float" office:value="0.44" calcext:value-type="float">
            <text:p>0,44</text:p>
          </table:table-cell>
          <table:table-cell table:formula="of:=SUM([.B3:.F3])" office:value-type="float" office:value="3.04" calcext:value-type="float">
            <text:p>3,04</text:p>
          </table:table-cell>
        </table:table-row>
        <table:table-row table:style-name="ro1">
          <table:table-cell office:value-type="string" calcext:value-type="string">
            <text:p>HiCo -&gt; SVM</text:p>
          </table:table-cell>
          <table:table-cell office:value-type="float" office:value="0.36" calcext:value-type="float">
            <text:p>0,36</text:p>
          </table:table-cell>
          <table:table-cell office:value-type="float" office:value="0.64" calcext:value-type="float">
            <text:p>0,64</text:p>
          </table:table-cell>
          <table:table-cell office:value-type="float" office:value="0.6" calcext:value-type="float">
            <text:p>0,6</text:p>
          </table:table-cell>
          <table:table-cell office:value-type="float" office:value="0.77" calcext:value-type="float">
            <text:p>0,77</text:p>
          </table:table-cell>
          <table:table-cell office:value-type="float" office:value="0.23" calcext:value-type="float">
            <text:p>0,23</text:p>
          </table:table-cell>
          <table:table-cell table:formula="of:=SUM([.B4:.F4])"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MoCr -&gt; KNN</text:p>
          </table:table-cell>
          <table:table-cell office:value-type="float" office:value="0.62" calcext:value-type="float">
            <text:p>0,62</text:p>
          </table:table-cell>
          <table:table-cell office:value-type="float" office:value="0.79" calcext:value-type="float">
            <text:p>0,79</text:p>
          </table:table-cell>
          <table:table-cell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0.6" calcext:value-type="float">
            <text:p>0,6</text:p>
          </table:table-cell>
          <table:table-cell table:formula="of:=SUM([.B5:.F5])" office:value-type="float" office:value="3.81" calcext:value-type="float">
            <text:p>3,81</text:p>
          </table:table-cell>
        </table:table-row>
        <table:table-row table:style-name="ro1">
          <table:table-cell office:value-type="string" calcext:value-type="string">
            <text:p>MoCr -&gt; SVM</text:p>
          </table:table-cell>
          <table:table-cell office:value-type="float" office:value="0.68" calcext:value-type="float">
            <text:p>0,68</text:p>
          </table:table-cell>
          <table:table-cell office:value-type="float" office:value="0.17" calcext:value-type="float">
            <text:p>0,17</text:p>
          </table:table-cell>
          <table:table-cell office:value-type="float" office:value="0.95" calcext:value-type="float">
            <text:p>0,95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table:formula="of:=SUM([.B6:.F6])" office:value-type="float" office:value="2.77" calcext:value-type="float">
            <text:p>2,77</text:p>
          </table:table-cell>
        </table:table-row>
      </table:table>
      <table:named-expressions/>
      <table:database-ranges>
        <table:database-range table:name="__Anonymous_DB__1" table:target-range-address="Precision_Acumulado.B3:Precision_Acumulado.G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17:58:45.8065440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2:01:09.708652563</meta:creation-date>
    <dc:date>2015-12-27T18:58:03.757042660</dc:date>
    <meta:editing-duration>PT37M18S</meta:editing-duration>
    <meta:editing-cycles>11</meta:editing-cycles>
    <meta:generator>LibreOffice/4.3.7.2$Linux_X86_64 LibreOffice_project/430m0$Build-2</meta:generator>
    <meta:document-statistic meta:table-count="6" meta:cell-count="21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Chelonia - Precision X Recall</text:p>
        </chart:title>
        <chart:plot-area chart:style-name="ch3" table:cell-range-address="'Chelonia Leave-One-Out'.C20:'Chelonia Leave-One-Out'.E23 'Chelonia Leave-One-Out'.E24:'Chelonia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helonia Leave-One-Out'.C20:'Chelonia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helonia Leave-One-Out'.E20:'Chelonia Leave-One-Out'.E23" chart:label-cell-address="'Chelonia Leave-One-Out'.C20:'Chelonia Leave-One-Out'.C23" chart:class="chart:scatter">
            <chart:domain table:cell-range-address="'Chelonia Leave-One-Out'.D20:'Chelonia Leave-One-Out'.D23"/>
            <chart:data-point/>
            <chart:data-point chart:style-name="ch11"/>
            <chart:data-point/>
            <chart:data-point chart:style-name="ch12"/>
          </chart:series>
          <chart:series chart:attached-axis="primary-y" chart:style-name="ch13" chart:values-cell-range-address="'Chelonia Leave-One-Out'.E24:'Chelonia Leave-One-Out'.E25" chart:class="chart:scatter">
            <chart:domain table:cell-range-address="'Chelonia Leave-One-Out'.D24:'Chelonia Leave-One-Out'.D25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Chelonia Leave-One-Out'.C20:'Chelonia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Chelonia Leave-One-Out'.C20:'Chelonia Leave-One-Out'.C23</svg:desc>
                </draw:g>
              </table:table-cell>
              <table:table-cell office:value-type="float" office:value="0.73">
                <text:p>0.73</text:p>
                <draw:g>
                  <svg:desc>'Chelonia Leave-One-Out'.D20:'Chelonia Leave-One-Out'.D23</svg:desc>
                </draw:g>
              </table:table-cell>
              <table:table-cell office:value-type="float" office:value="0.61">
                <text:p>0.61</text:p>
                <draw:g>
                  <svg:desc>'Chelonia Leave-One-Out'.E20:'Chelonia Leave-One-Out'.E23</svg:desc>
                </draw:g>
              </table:table-cell>
              <table:table-cell office:value-type="float" office:value="0">
                <text:p>0</text:p>
                <draw:g>
                  <svg:desc>'Chelonia Leave-One-Out'.D24:'Chelonia Leave-One-Out'.D25</svg:desc>
                </draw:g>
              </table:table-cell>
              <table:table-cell office:value-type="float" office:value="0">
                <text:p>0</text:p>
                <draw:g>
                  <svg:desc>'Chelonia Leave-One-Out'.E24:'Chelonia Leave-One-Out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64">
                <text:p>0.64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17">
                <text:p>0.1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Caretta - Precision X Recall</text:p>
        </chart:title>
        <chart:plot-area chart:style-name="ch3" table:cell-range-address="'Caretta Leave-One-Out'.C20:'Caretta Leave-One-Out'.E23 'Caretta Leave-One-Out'.E24:'Caretta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aretta Leave-One-Out'.C20:'Caretta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aretta Leave-One-Out'.E20:'Caretta Leave-One-Out'.E23" chart:label-cell-address="'Caretta Leave-One-Out'.C20:'Caretta Leave-One-Out'.C23" chart:class="chart:scatter">
            <chart:domain table:cell-range-address="'Caretta Leave-One-Out'.D20:'Caretta Leave-One-Out'.D23"/>
            <chart:data-point chart:repeated="3"/>
            <chart:data-point chart:style-name="ch11"/>
          </chart:series>
          <chart:series chart:attached-axis="primary-y" chart:style-name="ch12" chart:values-cell-range-address="'Caretta Leave-One-Out'.E24:'Caretta Leave-One-Out'.E25" chart:class="chart:scatter">
            <chart:domain table:cell-range-address="'Caretta Leave-One-Out'.D24:'Caretta Leave-One-Out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Caretta Leave-One-Out'.C20:'Caretta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Caretta Leave-One-Out'.C20:'Caretta Leave-One-Out'.C23</svg:desc>
                </draw:g>
              </table:table-cell>
              <table:table-cell office:value-type="float" office:value="0.6">
                <text:p>0.6</text:p>
                <draw:g>
                  <svg:desc>'Caretta Leave-One-Out'.D20:'Caretta Leave-One-Out'.D23</svg:desc>
                </draw:g>
              </table:table-cell>
              <table:table-cell office:value-type="float" office:value="0.67">
                <text:p>0.67</text:p>
                <draw:g>
                  <svg:desc>'Caretta Leave-One-Out'.E20:'Caretta Leave-One-Out'.E23</svg:desc>
                </draw:g>
              </table:table-cell>
              <table:table-cell office:value-type="float" office:value="0">
                <text:p>0</text:p>
                <draw:g>
                  <svg:desc>'Caretta Leave-One-Out'.D24:'Caretta Leave-One-Out'.D25</svg:desc>
                </draw:g>
              </table:table-cell>
              <table:table-cell office:value-type="float" office:value="0">
                <text:p>0</text:p>
                <draw:g>
                  <svg:desc>'Caretta Leave-One-Out'.E24:'Caretta Leave-One-Out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62">
                <text:p>0.62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36">
                <text:p>0.36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Dermo - Precision X Recall</text:p>
        </chart:title>
        <chart:plot-area chart:style-name="ch3" table:cell-range-address="'Dermo Leave-One-Out'.C20:'Dermo Leave-One-Out'.E23 'Dermo Leave-One-Out'.E24:'Dermo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Dermo Leave-One-Out'.C20:'Dermo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Dermo Leave-One-Out'.E20:'Dermo Leave-One-Out'.E23" chart:label-cell-address="'Dermo Leave-One-Out'.C20:'Dermo Leave-One-Out'.C23" chart:class="chart:scatter">
            <chart:domain table:cell-range-address="'Dermo Leave-One-Out'.D20:'Dermo Leave-One-Out'.D23"/>
            <chart:data-point chart:repeated="3"/>
            <chart:data-point chart:style-name="ch11"/>
          </chart:series>
          <chart:series chart:attached-axis="primary-y" chart:style-name="ch12" chart:values-cell-range-address="'Dermo Leave-One-Out'.E24:'Dermo Leave-One-Out'.E25" chart:class="chart:scatter">
            <chart:domain table:cell-range-address="'Dermo Leave-One-Out'.D24:'Dermo Leave-One-Out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Dermo Leave-One-Out'.C20:'Dermo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Dermo Leave-One-Out'.C20:'Dermo Leave-One-Out'.C23</svg:desc>
                </draw:g>
              </table:table-cell>
              <table:table-cell office:value-type="float" office:value="0.47">
                <text:p>0.47</text:p>
                <draw:g>
                  <svg:desc>'Dermo Leave-One-Out'.D20:'Dermo Leave-One-Out'.D23</svg:desc>
                </draw:g>
              </table:table-cell>
              <table:table-cell office:value-type="float" office:value="0.5">
                <text:p>0.5</text:p>
                <draw:g>
                  <svg:desc>'Dermo Leave-One-Out'.E20:'Dermo Leave-One-Out'.E23</svg:desc>
                </draw:g>
              </table:table-cell>
              <table:table-cell office:value-type="float" office:value="0">
                <text:p>0</text:p>
                <draw:g>
                  <svg:desc>'Dermo Leave-One-Out'.D24:'Dermo Leave-One-Out'.D25</svg:desc>
                </draw:g>
              </table:table-cell>
              <table:table-cell office:value-type="float" office:value="0">
                <text:p>0</text:p>
                <draw:g>
                  <svg:desc>'Dermo Leave-One-Out'.E24:'Dermo Leave-One-Out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6cm" chart:style-name="ch2">
          <text:p>Eretmo - Precision X Recall</text:p>
        </chart:title>
        <chart:plot-area chart:style-name="ch3" table:cell-range-address="'Eretmo Leave-One-Out'.C20:'Eretmo Leave-One-Out'.E23 'Eretmo Leave-One-Out'.E24:'Eretmo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Eretmo Leave-One-Out'.C20:'Eretmo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Eretmo Leave-One-Out'.E20:'Eretmo Leave-One-Out'.E23" chart:label-cell-address="'Eretmo Leave-One-Out'.C20:'Eretmo Leave-One-Out'.C23" chart:class="chart:scatter">
            <chart:domain table:cell-range-address="'Eretmo Leave-One-Out'.D20:'Eretmo Leave-One-Out'.D23"/>
            <chart:data-point chart:repeated="3"/>
            <chart:data-point chart:style-name="ch11"/>
          </chart:series>
          <chart:series chart:attached-axis="primary-y" chart:style-name="ch12" chart:values-cell-range-address="'Eretmo Leave-One-Out'.E24:'Eretmo Leave-One-Out'.E25" chart:class="chart:scatter">
            <chart:domain table:cell-range-address="'Eretmo Leave-One-Out'.D24:'Eretmo Leave-One-Out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Eretmo Leave-One-Out'.C20:'Eretmo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Eretmo Leave-One-Out'.C20:'Eretmo Leave-One-Out'.C23</svg:desc>
                </draw:g>
              </table:table-cell>
              <table:table-cell office:value-type="float" office:value="0.8">
                <text:p>0.8</text:p>
                <draw:g>
                  <svg:desc>'Eretmo Leave-One-Out'.D20:'Eretmo Leave-One-Out'.D23</svg:desc>
                </draw:g>
              </table:table-cell>
              <table:table-cell office:value-type="float" office:value="0.89">
                <text:p>0.89</text:p>
                <draw:g>
                  <svg:desc>'Eretmo Leave-One-Out'.E20:'Eretmo Leave-One-Out'.E23</svg:desc>
                </draw:g>
              </table:table-cell>
              <table:table-cell office:value-type="float" office:value="0">
                <text:p>0</text:p>
                <draw:g>
                  <svg:desc>'Eretmo Leave-One-Out'.D24:'Eretmo Leave-One-Out'.D25</svg:desc>
                </draw:g>
              </table:table-cell>
              <table:table-cell office:value-type="float" office:value="0">
                <text:p>0</text:p>
                <draw:g>
                  <svg:desc>'Eretmo Leave-One-Out'.E24:'Eretmo Leave-One-Out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85">
                <text:p>0.85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77">
                <text:p>0.77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47">
                <text:p>0.47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1cm" svg:y="0.316cm" chart:style-name="ch2">
          <text:p>Lepido - Precision X Recall</text:p>
        </chart:title>
        <chart:plot-area chart:style-name="ch3" table:cell-range-address="'Lepido Leave-One-Out'.C20:'Lepido Leave-One-Out'.E23 'Lepido Leave-One-Out'.E24:'Lepido Leave-One-Out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Lepido Leave-One-Out'.C20:'Lepido Leave-One-Out'.C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Lepido Leave-One-Out'.E20:'Lepido Leave-One-Out'.E23" chart:label-cell-address="'Lepido Leave-One-Out'.C20:'Lepido Leave-One-Out'.C23" chart:class="chart:scatter">
            <chart:domain table:cell-range-address="'Lepido Leave-One-Out'.D20:'Lepido Leave-One-Out'.D23"/>
            <chart:data-point chart:repeated="3"/>
            <chart:data-point chart:style-name="ch11"/>
          </chart:series>
          <chart:series chart:attached-axis="primary-y" chart:style-name="ch12" chart:values-cell-range-address="'Lepido Leave-One-Out'.E24:'Lepido Leave-One-Out'.E25" chart:class="chart:scatter">
            <chart:domain table:cell-range-address="'Lepido Leave-One-Out'.D24:'Lepido Leave-One-Out'.D25"/>
            <chart:regression-curve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Lepido Leave-One-Out'.C20:'Lepido Leave-One-Out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</text:p>
                <draw:g>
                  <svg:desc>'Lepido Leave-One-Out'.C20:'Lepido Leave-One-Out'.C23</svg:desc>
                </draw:g>
              </table:table-cell>
              <table:table-cell office:value-type="float" office:value="0.44">
                <text:p>0.44</text:p>
                <draw:g>
                  <svg:desc>'Lepido Leave-One-Out'.D20:'Lepido Leave-One-Out'.D23</svg:desc>
                </draw:g>
              </table:table-cell>
              <table:table-cell office:value-type="float" office:value="0.39">
                <text:p>0.39</text:p>
                <draw:g>
                  <svg:desc>'Lepido Leave-One-Out'.E20:'Lepido Leave-One-Out'.E23</svg:desc>
                </draw:g>
              </table:table-cell>
              <table:table-cell office:value-type="float" office:value="0">
                <text:p>0</text:p>
                <draw:g>
                  <svg:desc>'Lepido Leave-One-Out'.D24:'Lepido Leave-One-Out'.D25</svg:desc>
                </draw:g>
              </table:table-cell>
              <table:table-cell office:value-type="float" office:value="0">
                <text:p>0</text:p>
                <draw:g>
                  <svg:desc>'Lepido Leave-One-Out'.E24:'Lepido Leave-One-Out'.E25</svg:desc>
                </draw:g>
              </table:table-cell>
            </table:table-row>
            <table:table-row>
              <table:table-cell office:value-type="string">
                <text:p>MoCr KNN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</text:p>
              </table:table-cell>
              <table:table-cell office:value-type="float" office:value="0.23">
                <text:p>0.23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</text:p>
              </table:table-cell>
              <table:table-cell office:value-type="float" office:value="0.5">
                <text:p>0.5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99cc" dr3d:edge-rounding="5%"/>
      <style:text-properties fo:color="#111111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6666" dr3d:edge-rounding="5%"/>
      <style:text-properties fo:color="#111111"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draw:stroke="none" draw:fill-color="#ffd320" dr3d:edge-rounding="5%"/>
      <style:text-properties fo:color="#111111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draw:stroke="none" draw:fill-color="#ccff99" dr3d:edge-rounding="5%"/>
      <style:text-properties fo:color="#111111"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draw:stroke="none" dr3d:edge-rounding="5%"/>
      <style:text-properties fo:color="#111111"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near-origin"/>
      <style:graphic-properties draw:stroke="none" draw:fill="none" draw:fill-color="#83caff" draw:opacity="0%" draw:opacity-name="" dr3d:edge-rounding="5%"/>
      <style:text-properties fo:font-size="10pt" fo:font-weight="bold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73cm" svg:height="10.733cm" xlink:href=".." xlink:type="simple" chart:class="chart:bar" chart:style-name="ch1">
        <chart:title svg:x="3.891cm" svg:y="0.35cm" chart:style-name="ch2">
          <text:p>Precision Acumulado dos Experimentos - Leave-One-Out</text:p>
        </chart:title>
        <chart:legend chart:legend-position="top" svg:x="5.17cm" svg:y="1.339cm" style:legend-expansion="wide" chart:style-name="ch3"/>
        <chart:plot-area chart:style-name="ch4" table:cell-range-address="Precision_Acumulado.A2:Precision_Acumulado.G6" chart:data-source-has-labels="both" svg:x="1.396cm" svg:y="2.152cm" svg:width="17.492cm" svg:height="7.386cm">
          <chartooo:coordinate-region svg:x="3.679cm" svg:y="2.152cm" svg:width="15.115cm" svg:height="6.739cm"/>
          <chart:axis chart:dimension="x" chart:name="primary-x" chart:style-name="ch5" chartooo:axis-type="auto">
            <chartooo:date-scale/>
            <chart:title svg:x="0.451cm" svg:y="8.548cm" chart:style-name="ch6">
              <text:p>Combinação descritor x classificador</text:p>
            </chart:title>
            <chart:categories table:cell-range-address="Precision_Acumulado.A3:Precision_Acumulado.A6"/>
          </chart:axis>
          <chart:axis chart:dimension="y" chart:name="primary-y" chart:style-name="ch7">
            <chart:title svg:x="9.41cm" svg:y="9.752cm" chart:style-name="ch8">
              <text:p>Precision</text:p>
            </chart:title>
            <chart:grid chart:style-name="ch9" chart:class="major"/>
          </chart:axis>
          <chart:series chart:style-name="ch10" chart:values-cell-range-address="Precision_Acumulado.B3:Precision_Acumulado.B6" chart:label-cell-address="Precision_Acumulado.B2:Precision_Acumulado.B2" chart:class="chart:bar">
            <chart:data-point chart:repeated="4"/>
          </chart:series>
          <chart:series chart:style-name="ch11" chart:values-cell-range-address="Precision_Acumulado.C3:Precision_Acumulado.C6" chart:label-cell-address="Precision_Acumulado.C2:Precision_Acumulado.C2" chart:class="chart:bar">
            <chart:data-point chart:repeated="4"/>
          </chart:series>
          <chart:series chart:style-name="ch12" chart:values-cell-range-address="Precision_Acumulado.D3:Precision_Acumulado.D6" chart:label-cell-address="Precision_Acumulado.D2:Precision_Acumulado.D2" chart:class="chart:bar">
            <chart:data-point chart:repeated="4"/>
          </chart:series>
          <chart:series chart:style-name="ch13" chart:values-cell-range-address="Precision_Acumulado.E3:Precision_Acumulado.E6" chart:label-cell-address="Precision_Acumulado.E2:Precision_Acumulado.E2" chart:class="chart:bar">
            <chart:data-point chart:repeated="4"/>
          </chart:series>
          <chart:series chart:style-name="ch14" chart:values-cell-range-address="Precision_Acumulado.F3:Precision_Acumulado.F6" chart:label-cell-address="Precision_Acumulado.F2:Precision_Acumulado.F2" chart:class="chart:bar">
            <chart:data-point chart:repeated="4"/>
          </chart:series>
          <chart:series chart:style-name="ch15" chart:values-cell-range-address="Precision_Acumulado.G3:Precision_Acumulado.G6" chart:label-cell-address="Precision_Acumulado.G2:Precision_Acumulado.G2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retta</text:p>
                <draw:g>
                  <svg:desc>Precision_Acumulado.B2:Precision_Acumulado.B2</svg:desc>
                </draw:g>
              </table:table-cell>
              <table:table-cell office:value-type="string">
                <text:p>Chelonia</text:p>
                <draw:g>
                  <svg:desc>Precision_Acumulado.C2:Precision_Acumulado.C2</svg:desc>
                </draw:g>
              </table:table-cell>
              <table:table-cell office:value-type="string">
                <text:p>Dermo</text:p>
                <draw:g>
                  <svg:desc>Precision_Acumulado.D2:Precision_Acumulado.D2</svg:desc>
                </draw:g>
              </table:table-cell>
              <table:table-cell office:value-type="string">
                <text:p>Eretmo</text:p>
                <draw:g>
                  <svg:desc>Precision_Acumulado.E2:Precision_Acumulado.E2</svg:desc>
                </draw:g>
              </table:table-cell>
              <table:table-cell office:value-type="string">
                <text:p>Lepido</text:p>
                <draw:g>
                  <svg:desc>Precision_Acumulado.F2:Precision_Acumulado.F2</svg:desc>
                </draw:g>
              </table:table-cell>
              <table:table-cell office:value-type="string">
                <text:p> </text:p>
                <draw:g>
                  <svg:desc>Precision_Acumulado.G2:Precision_Acumulado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iCo -&gt; KNN</text:p>
                <draw:g>
                  <svg:desc>Precision_Acumulado.A3:Precision_Acumulado.A6</svg:desc>
                </draw:g>
              </table:table-cell>
              <table:table-cell office:value-type="float" office:value="0.6">
                <text:p>0.6</text:p>
                <draw:g>
                  <svg:desc>Precision_Acumulado.B3:Precision_Acumulado.B6</svg:desc>
                </draw:g>
              </table:table-cell>
              <table:table-cell office:value-type="float" office:value="0.73">
                <text:p>0.73</text:p>
                <draw:g>
                  <svg:desc>Precision_Acumulado.C3:Precision_Acumulado.C6</svg:desc>
                </draw:g>
              </table:table-cell>
              <table:table-cell office:value-type="float" office:value="0.47">
                <text:p>0.47</text:p>
                <draw:g>
                  <svg:desc>Precision_Acumulado.D3:Precision_Acumulado.D6</svg:desc>
                </draw:g>
              </table:table-cell>
              <table:table-cell office:value-type="float" office:value="0.8">
                <text:p>0.8</text:p>
                <draw:g>
                  <svg:desc>Precision_Acumulado.E3:Precision_Acumulado.E6</svg:desc>
                </draw:g>
              </table:table-cell>
              <table:table-cell office:value-type="float" office:value="0.44">
                <text:p>0.44</text:p>
                <draw:g>
                  <svg:desc>Precision_Acumulado.F3:Precision_Acumulado.F6</svg:desc>
                </draw:g>
              </table:table-cell>
              <table:table-cell office:value-type="float" office:value="3.04">
                <text:p>3.04</text:p>
                <draw:g>
                  <svg:desc>Precision_Acumulado.G3:Precision_Acumulado.G6</svg:desc>
                </draw:g>
              </table:table-cell>
            </table:table-row>
            <table:table-row>
              <table:table-cell office:value-type="string">
                <text:p>HiCo -&gt; SVM</text:p>
              </table:table-cell>
              <table:table-cell office:value-type="float" office:value="0.36">
                <text:p>0.36</text:p>
              </table:table-cell>
              <table:table-cell office:value-type="float" office:value="0.64">
                <text:p>0.64</text:p>
              </table:table-cell>
              <table:table-cell office:value-type="float" office:value="0.6">
                <text:p>0.6</text:p>
              </table:table-cell>
              <table:table-cell office:value-type="float" office:value="0.77">
                <text:p>0.77</text:p>
              </table:table-cell>
              <table:table-cell office:value-type="float" office:value="0.23">
                <text:p>0.2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MoCr -&gt; KNN</text:p>
              </table:table-cell>
              <table:table-cell office:value-type="float" office:value="0.62">
                <text:p>0.62</text:p>
              </table:table-cell>
              <table:table-cell office:value-type="float" office:value="0.79">
                <text:p>0.79</text:p>
              </table:table-cell>
              <table:table-cell office:value-type="float" office:value="0.95">
                <text:p>0.95</text:p>
              </table:table-cell>
              <table:table-cell office:value-type="float" office:value="0.85">
                <text:p>0.85</text:p>
              </table:table-cell>
              <table:table-cell office:value-type="float" office:value="0.6">
                <text:p>0.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MoCr -&gt; SVM</text:p>
              </table:table-cell>
              <table:table-cell office:value-type="float" office:value="0.68">
                <text:p>0.68</text:p>
              </table:table-cell>
              <table:table-cell office:value-type="float" office:value="0.17">
                <text:p>0.17</text:p>
              </table:table-cell>
              <table:table-cell office:value-type="float" office:value="0.95">
                <text:p>0.95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  <table:table-cell office:value-type="float" office:value="2.77">
                <text:p>2.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